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dsdad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acdcaaw</text:p>
          </table:table-cell>
          <table:table-cell table:number-columns-repeated="7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v</text:p>
          </table:table-cell>
          <table:table-cell office:value-type="string" calcext:value-type="string">
            <text:p>ddvvd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v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/00/0000</text:date>, <text:time style:data-style-name="N2" text:time-value="17:21:18.6315780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17:09:44.206808313</meta:creation-date>
    <meta:generator>LibreOffice/7.3.3.2$Linux_X86_64 LibreOffice_project/30$Build-2</meta:generator>
    <dc:date>2022-07-08T17:21:25.622316526</dc:date>
    <meta:editing-duration>PT7S</meta:editing-duration>
    <meta:editing-cycles>1</meta:editing-cycles>
    <meta:document-statistic meta:table-count="1" meta:cell-count="5" meta:object-count="0"/>
  </office:meta>
</office:document-meta>
</file>